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2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r</text:span><text:span text:style-name="T1">c</text:span><text:span text:style-name="T1">u</text:span><text:span text:style-name="T1">i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make V</text:span><text:span text:style-name="T12">s</text:span><text:span text:style-name="T11">=0 and replace the capacitor with a voltage source V</text:span><text:span text:style-name="T12">x</text:span><text:span text:style-name="T11">= V(6)-V(8), where V(6) and V(8) are the voltages in nodes 6 and 8 as obtained in 1); run nodal analysis to determine the 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the result, 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. Suggestion: use a phasor voltage source V</text:span><text:span text:style-name="T12">s</text:span><text:span text:style-name="T11">; replace C with its impedance Z</text:span><text:span text:style-name="T12">C</text:span><text:span text:style-name="T11">; run nodal analysis to determine the phasor voltages in all nodes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f=1KHz, and superimposing the natural and forced solutions. 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magnitude in dB, phase in degrees) for frequency range 0.1 Hz to 1 MHz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m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2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31">31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31">31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0</meta:editing-cycles>
    <meta:creation-date>2014-07-21T10:31:21</meta:creation-date>
    <dc:date>2021-03-30T17:11:48.964818510</dc:date>
    <meta:editing-duration>P1DT10H27M22S</meta:editing-duration>
    <meta:generator>LibreOffice/6.4.6.2$Linux_X86_64 LibreOffice_project/40$Build-2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